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Damien Seidel</text:p>
            <text:p text:style-name="P10"/>
            <text:p text:style-name="P10">Ausbildungsberaterin</text:p>
            <text:p text:style-name="Contact_20_info">1234567890 – <text:span text:style-name="T15">wilfredo_sawayn@balistreri.info – </text:span><text:span text:style-name="T16">www.my-website.com</text:span></text:p>
            <text:p text:style-name="Contact_20_info"/>
            <text:p text:style-name="P7">Quia tenetur accusantium aperiam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4fe23179-6b13-4614-9814-40d9e8eb716a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96ce697c-0707-43ef-8a44-ad6610a200da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f3be6c0-48a8-4a8f-96cb-4613a92c47e0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Damien Seidel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